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00b8b" officeooo:paragraph-rsid="00108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 : <text:a xlink:type="simple" xlink:href="mailto:attilio.jaeger@epitech.eu" text:style-name="Internet_20_link" text:visited-style-name="Visited_20_Internet_20_Link"><text:span text:style-name="Internet_20_link">attilio.jaeger@epitech.eu</text:span></text:a></text:p>
      <text:p text:style-name="Standard">À : <text:a xlink:type="simple" xlink:href="mailto:maurice.landais@innovatek-fictif.fake" text:style-name="Internet_20_link" text:visited-style-name="Visited_20_Internet_20_Link"><text:span text:style-name="Internet_20_link">maurice.landais@innovatek-fictif.fake</text:span></text:a></text:p>
      <text:p text:style-name="Standard">Cc :</text:p>
      <text:p text:style-name="P1">Objet: Candidature pour le stage de développeur informatique.</text:p>
      <text:p text:style-name="P1">PJ : CV_attilio_jaeger.pdf</text:p>
      <text:p text:style-name="P1"/>
      <text:p text:style-name="Standard">Madame, Monsieur,</text:p>
      <text:p text:style-name="Standard">Je me permets de vous soumettre ma candidature pour le stage de développeur informatique d'une durée de 6 mois chez Innovatek, comme stipulé dans votre annonce récente.</text:p>
      <text:p text:style-name="Standard">Étudiant en informatique, ma motivation réside dans la perspective de contribuer à votre équipe de développement. Mon intérêt pour la gestion de projets, mon aptitude au travail d'équipe et ma rigueur sont autant d'atouts que je suis prêt à mettre à profit.</text:p>
      <text:p text:style-name="Standard">Vous trouverez en pièce jointe mon CV, présentant mes compétences en langages Java et C++, ainsi que ma maîtrise des technologies web (JavaScript, HTML, CSS).</text:p>
      <text:p text:style-name="Standard">Je suis persuadé que mon profil répond aux attentes de votre entreprise, et je serais enthousiaste à l'idée de participer à la conception de nouveaux projets et à l'optimisation des applications existantes.</text:p>
      <text:p text:style-name="Standard">Restant à votre disposition pour un entretien, je vous prie d'agréer, Madame, Monsieur, l'expression de mes salutations distinguées.</text:p>
      <text:p text:style-name="Standard">Cordialement,</text:p>
      <text:p text:style-name="Standard">JAEGER Attilio</text:p>
      <text:p text:style-name="Standard">Étudiant en 1ère année Epitech Programme Grande École</text:p>
      <text:p text:style-name="Standard">Strasbourg, Fr</text:p>
      <text:p text:style-name="Standard">Promotion 2028</text:p>
      <text:p text:style-name="Standard">attilio.jaeger@epitech.e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 : <text:a xlink:type="simple" xlink:href="mailto:attilio.jaeger@epitech.eu" text:style-name="Internet_20_link" text:visited-style-name="Visited_20_Internet_20_Link"><text:span text:style-name="Internet_20_link">attilio.jaeger@epitech.eu</text:span></text:a></text:p>
      <text:p text:style-name="Standard">À : <text:a xlink:type="simple" xlink:href="mailto:maurice.landais@innovatek-fictif.fake" text:style-name="Internet_20_link" text:visited-style-name="Visited_20_Internet_20_Link"><text:span text:style-name="Internet_20_link">maurice.landais@innovatek-fictif.fake</text:span></text:a></text:p>
      <text:p text:style-name="Standard">Cc :</text:p>
      <text:p text:style-name="Standard">Objet : Suivi de ma candidature pour le stage de développeur informatique.</text:p>
      <text:p text:style-name="P2">PJ : CV_attilio_jaeger.pdf</text:p>
      <text:p text:style-name="Standard"/>
      <text:p text:style-name="Standard">Madame, Monsieur,</text:p>
      <text:p text:style-name="Standard">J'espère que ce message trouve son chemin jusqu'à vous. Je souhaite simplement obtenir un suivi quant à ma candidature pour le stage de développeur informatique d'une durée de 6 mois chez Innovatek.</text:p>
      <text:p text:style-name="Standard">Je reste motivé à rejoindre votre équipe et je me demandais si vous avez eu l'opportunité de prendre connaissance de ma candidature. Si des informations supplémentaires sont requises, n'hésitez pas à me le faire savoir.</text:p>
      <text:p text:style-name="Standard">Je suis toujours intéressé par la possibilité de contribuer chez Innovatek et je reste à disposition pour un éventuel entretien ou tout autre processus lié à ma candidature. Ci-joint vous retrouverez mon CV.</text:p>
      <text:p text:style-name="Standard">Merci de prendre en considération ma demande.</text:p>
      <text:p text:style-name="Standard">Cordialement,</text:p>
      <text:p text:style-name="Standard">JAEGER Attilio</text:p>
      <text:p text:style-name="Standard">Étudiant en 1ère année Epitech Programme Grande École</text:p>
      <text:p text:style-name="Standard">Strasbourg, Fr</text:p>
      <text:p text:style-name="Standard">Promotion 2028</text:p>
      <text:p text:style-name="Standard">attilio.jaeger@epitech.e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 : <text:a xlink:type="simple" xlink:href="mailto:attilio.jaeger@epitech.eu" text:style-name="Internet_20_link" text:visited-style-name="Visited_20_Internet_20_Link"><text:span text:style-name="Internet_20_link">attilio.jaeger@epitech.eu</text:span></text:a></text:p>
      <text:p text:style-name="Standard">À : <text:a xlink:type="simple" xlink:href="mailto:maurice.landais@innovatek-fictif.fake" text:style-name="Internet_20_link" text:visited-style-name="Visited_20_Internet_20_Link"><text:span text:style-name="Internet_20_link">maurice.landais@innovatek-fictif.fake</text:span></text:a></text:p>
      <text:p text:style-name="Standard">Cc :</text:p>
      <text:p text:style-name="Standard">Objet: Acceptation de l’offre de stage de développeur informatique chez Innovatek.</text:p>
      <text:p text:style-name="Standard"/>
      <text:p text:style-name="Standard">Madame, Monsieur,</text:p>
      <text:p text:style-name="Standard">Je tiens à exprimer ma reconnaissance pour l'opportunité qui m'est offerte de postuler pour le stage de développeur informatique d'une durée de 6 mois chez Innovatek.</text:p>
      <text:p text:style-name="Standard">Je suis prêt à m'engager dès le mois de juin pour une période de 6 mois, convaincu que cette expérience sera à la fois stimulante et formatrice. Je suis disposé à m'investir pleinement dans les missions qui me seront confiées et à contribuer positivement aux projets d'Innovatek.</text:p>
      <text:p text:style-name="Standard">Je reste à disposition pour les démarches administratives nécessaires et me réjouis de débuter ce stage au sein de votre entreprise.</text:p>
      <text:p text:style-name="Standard">Cordialement,</text:p>
      <text:p text:style-name="Standard">JAEGER Attilio</text:p>
      <text:p text:style-name="Standard">Étudiant en 1ère année Epitech Programme Grande École</text:p>
      <text:p text:style-name="Standard">Strasbourg, Fr</text:p>
      <text:p text:style-name="Standard">Promotion 2028</text:p>
      <text:p text:style-name="Standard">attilio.jaeger@epitech.e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04:54.775224800</meta:creation-date>
    <dc:date>2024-02-23T15:41:41.159164415</dc:date>
    <meta:initial-creator>Attilio Jaeger</meta:initial-creator>
    <meta:generator>LibreOffice/7.5.9.2$Linux_X86_64 LibreOffice_project/50$Build-2</meta:generator>
    <meta:editing-duration>PT1M5S</meta:editing-duration>
    <meta:editing-cycles>3</meta:editing-cycles>
    <meta:document-statistic meta:table-count="0" meta:image-count="0" meta:object-count="0" meta:page-count="3" meta:paragraph-count="47" meta:word-count="460" meta:character-count="3111" meta:non-whitespace-character-count="2698"/>
    <meta:user-defined meta:name="AppVersion">16.0000</meta:user-defined>
    <meta:template xlink:type="simple" xlink:actuate="onRequest" xlink:title="Normal.dotm" xlink:href=""/>
  </office:meta>
</office:document-meta>
</file>